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number-columns-repeated="16" table:default-cell-style-name="Default"/>
        <table:table-row table:style-name="ro1">
          <table:table-cell office:value-type="string">
            <text:p>utility_component_template</text:p>
          </table:table-cell>
          <table:table-cell table:number-columns-repeated="15"/>
        </table:table-row>
        <table:table-row table:style-name="ro2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upgrades_to</text:p>
          </table:table-cell>
          <table:table-cell office:value-type="string">
            <text:p>class_restriction</text:p>
          </table:table-cell>
          <table:table-cell office:value-type="string">
            <text:p>modifier</text:p>
          </table:table-cell>
          <table:table-cell table:number-columns-repeated="2"/>
          <table:table-cell office:value-type="string">
            <text:p>ai_weight</text:p>
          </table:table-cell>
          <table:table-cell office:value-type="string">
            <text:p>prerequisites</text:p>
          </table:table-cell>
          <table:table-cell office:value-type="string">
            <text:p>size_restriction</text:p>
          </table:table-cell>
          <table:table-cell office:value-type="string">
            <text:p>hidden</text:p>
          </table:table-cell>
        </table:table-row>
        <table:table-row table:style-name="ro2">
          <table:table-cell table:number-columns-repeated="9"/>
          <table:table-cell office:value-type="string">
            <text:p>ship_evasion_add</text:p>
          </table:table-cell>
          <table:table-cell office:value-type="string">
            <text:p>ship_speed_mult</text:p>
          </table:table-cell>
          <table:table-cell office:value-type="string">
            <text:p>ship_combat_speed_mult</text:p>
          </table:table-cell>
          <table:table-cell office:value-type="string">
            <text:p>weight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2">
          <table:table-cell office:value-type="string">
            <text:p>"SCIENCE_SHIP_THRUSTER_1"</text:p>
          </table:table-cell>
          <table:table-cell office:value-type="string">
            <text:p>aux</text:p>
          </table:table-cell>
          <table:table-cell office:value-type="string">
            <text:p>"GFX_ship_part_thruster_1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0</text:p>
          </table:table-cell>
          <table:table-cell office:value-type="string">
            <text:p>"thruster_components"</text:p>
          </table:table-cell>
          <table:table-cell office:value-type="string">
            <text:p>"SCIENCE_SHIP_THRUSTER_2"</text:p>
          </table:table-cell>
          <table:table-cell office:value-type="string">
            <text:p>{ shipclass_science_ship }</text:p>
          </table:table-cell>
          <table:table-cell office:value-type="string">
            <text:p>30</text:p>
          </table:table-cell>
          <table:table-cell/>
          <table:table-cell table:formula="of:=IF([.K5]=&quot;&quot;;&quot;&quot;;[.K5])">
            <text:p/>
          </table:table-cell>
          <table:table-cell office:value-type="string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"SCIENCE_SHIP_THRUSTER_2"</text:p>
          </table:table-cell>
          <table:table-cell office:value-type="string">
            <text:p>aux</text:p>
          </table:table-cell>
          <table:table-cell office:value-type="string">
            <text:p>"GFX_ship_part_thruster_2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0</text:p>
          </table:table-cell>
          <table:table-cell office:value-type="string">
            <text:p>"thruster_components"</text:p>
          </table:table-cell>
          <table:table-cell office:value-type="string">
            <text:p>"SCIENCE_SHIP_THRUSTER_3"</text:p>
          </table:table-cell>
          <table:table-cell office:value-type="string">
            <text:p>{ shipclass_science_ship }</text:p>
          </table:table-cell>
          <table:table-cell office:value-type="string">
            <text:p>34</text:p>
          </table:table-cell>
          <table:table-cell office:value-type="string">
            <text:p>0.25</text:p>
          </table:table-cell>
          <table:table-cell table:formula="of:=IF([.K6]=&quot;&quot;;&quot;&quot;;[.K6])" office:value-type="string" office:string-value="0.25">
            <text:p>0.25</text:p>
          </table:table-cell>
          <table:table-cell office:value-type="string">
            <text:p>10</text:p>
          </table:table-cell>
          <table:table-cell office:value-type="string">
            <text:p>{ "tech_thrusters_2" }</text:p>
          </table:table-cell>
          <table:table-cell table:number-columns-repeated="2"/>
        </table:table-row>
        <table:table-row table:style-name="ro2">
          <table:table-cell office:value-type="string">
            <text:p>"SCIENCE_SHIP_THRUSTER_3"</text:p>
          </table:table-cell>
          <table:table-cell office:value-type="string">
            <text:p>aux</text:p>
          </table:table-cell>
          <table:table-cell office:value-type="string">
            <text:p>"GFX_ship_part_thruster_3"</text:p>
          </table:table-cell>
          <table:table-cell office:value-type="string">
            <text:p>1</text:p>
          </table:table-cell>
          <table:table-cell office:value-type="string">
            <text:p>-45</text:p>
          </table:table-cell>
          <table:table-cell office:value-type="string">
            <text:p>20</text:p>
          </table:table-cell>
          <table:table-cell office:value-type="string">
            <text:p>"thruster_components"</text:p>
          </table:table-cell>
          <table:table-cell office:value-type="string">
            <text:p>"SCIENCE_SHIP_THRUSTER_4"</text:p>
          </table:table-cell>
          <table:table-cell office:value-type="string">
            <text:p>{ shipclass_science_ship }</text:p>
          </table:table-cell>
          <table:table-cell office:value-type="string">
            <text:p>38</text:p>
          </table:table-cell>
          <table:table-cell office:value-type="string">
            <text:p>0.5</text:p>
          </table:table-cell>
          <table:table-cell table:formula="of:=IF([.K7]=&quot;&quot;;&quot;&quot;;[.K7])" office:value-type="string" office:string-value="0.5">
            <text:p>0.5</text:p>
          </table:table-cell>
          <table:table-cell office:value-type="string">
            <text:p>100</text:p>
          </table:table-cell>
          <table:table-cell office:value-type="string">
            <text:p>{ "tech_thrusters_3" }</text:p>
          </table:table-cell>
          <table:table-cell table:number-columns-repeated="2"/>
        </table:table-row>
        <table:table-row table:style-name="ro2">
          <table:table-cell office:value-type="string">
            <text:p>"SCIENCE_SHIP_THRUSTER_4"</text:p>
          </table:table-cell>
          <table:table-cell office:value-type="string">
            <text:p>aux</text:p>
          </table:table-cell>
          <table:table-cell office:value-type="string">
            <text:p>"GFX_ship_part_thruster_4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30</text:p>
          </table:table-cell>
          <table:table-cell office:value-type="string">
            <text:p>"thruster_components"</text:p>
          </table:table-cell>
          <table:table-cell office:value-type="string">
            <text:p>"SCIENCE_SHIP_THRUSTER_5"</text:p>
          </table:table-cell>
          <table:table-cell office:value-type="string">
            <text:p>{ shipclass_science_ship }</text:p>
          </table:table-cell>
          <table:table-cell office:value-type="string">
            <text:p>42</text:p>
          </table:table-cell>
          <table:table-cell office:value-type="string">
            <text:p>0.75</text:p>
          </table:table-cell>
          <table:table-cell table:formula="of:=IF([.K8]=&quot;&quot;;&quot;&quot;;[.K8])" office:value-type="string" office:string-value="0.75">
            <text:p>0.75</text:p>
          </table:table-cell>
          <table:table-cell office:value-type="string">
            <text:p>1000</text:p>
          </table:table-cell>
          <table:table-cell office:value-type="string">
            <text:p>{ "tech_thrusters_4" }</text:p>
          </table:table-cell>
          <table:table-cell table:number-columns-repeated="2"/>
        </table:table-row>
        <table:table-row table:style-name="ro2">
          <table:table-cell office:value-type="string">
            <text:p>"SCIENCE_SHIP_THRUSTER_5"</text:p>
          </table:table-cell>
          <table:table-cell office:value-type="string">
            <text:p>aux</text:p>
          </table:table-cell>
          <table:table-cell office:value-type="string">
            <text:p>"GFX_ship_part_thruster_5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40</text:p>
          </table:table-cell>
          <table:table-cell office:value-type="string">
            <text:p>"thruster_components"</text:p>
          </table:table-cell>
          <table:table-cell/>
          <table:table-cell office:value-type="string">
            <text:p>{ shipclass_science_ship }</text:p>
          </table:table-cell>
          <table:table-cell office:value-type="string">
            <text:p>46</text:p>
          </table:table-cell>
          <table:table-cell office:value-type="string">
            <text:p>1</text:p>
          </table:table-cell>
          <table:table-cell table:formula="of:=IF([.K9]=&quot;&quot;;&quot;&quot;;[.K9])" office:value-type="string" office:string-value="1">
            <text:p>1</text:p>
          </table:table-cell>
          <table:table-cell office:value-type="string">
            <text:p>10000</text:p>
          </table:table-cell>
          <table:table-cell office:value-type="string">
            <text:p>{ "tech_thrusters_5" }</text:p>
          </table:table-cell>
          <table:table-cell table:number-columns-repeated="2"/>
        </table:table-row>
        <table:table-row table:style-name="ro2">
          <table:table-cell office:value-type="string">
            <text:p>"CORVETTE_THRUSTER_1"</text:p>
          </table:table-cell>
          <table:table-cell office:value-type="string">
            <text:p>aux</text:p>
          </table:table-cell>
          <table:table-cell office:value-type="string">
            <text:p>"GFX_ship_part_thruster_1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5</text:p>
          </table:table-cell>
          <table:table-cell office:value-type="string">
            <text:p>"thruster_components"</text:p>
          </table:table-cell>
          <table:table-cell office:value-type="string">
            <text:p>"CORVETTE_THRUSTER_2"</text:p>
          </table:table-cell>
          <table:table-cell office:value-type="string">
            <text:p>{ shipclass_military }</text:p>
          </table:table-cell>
          <table:table-cell office:value-type="string">
            <text:p>30</text:p>
          </table:table-cell>
          <table:table-cell/>
          <table:table-cell table:formula="of:=IF([.K10]=&quot;&quot;;&quot;&quot;;[.K10])">
            <text:p/>
          </table:table-cell>
          <table:table-cell office:value-type="string">
            <text:p>1</text:p>
          </table:table-cell>
          <table:table-cell/>
          <table:table-cell office:value-type="string">
            <text:p>{ corvette corvetteNSC }</text:p>
          </table:table-cell>
          <table:table-cell/>
        </table:table-row>
        <table:table-row table:style-name="ro2">
          <table:table-cell office:value-type="string">
            <text:p>"CORVETTE_THRUSTER_2"</text:p>
          </table:table-cell>
          <table:table-cell office:value-type="string">
            <text:p>aux</text:p>
          </table:table-cell>
          <table:table-cell office:value-type="string">
            <text:p>"GFX_ship_part_thruster_2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10</text:p>
          </table:table-cell>
          <table:table-cell office:value-type="string">
            <text:p>"thruster_components"</text:p>
          </table:table-cell>
          <table:table-cell office:value-type="string">
            <text:p>"CORVETTE_THRUSTER_3"</text:p>
          </table:table-cell>
          <table:table-cell office:value-type="string">
            <text:p>{ shipclass_military }</text:p>
          </table:table-cell>
          <table:table-cell office:value-type="string">
            <text:p>34</text:p>
          </table:table-cell>
          <table:table-cell office:value-type="string">
            <text:p>0.25</text:p>
          </table:table-cell>
          <table:table-cell table:formula="of:=IF([.K11]=&quot;&quot;;&quot;&quot;;[.K11])" office:value-type="string" office:string-value="0.25">
            <text:p>0.25</text:p>
          </table:table-cell>
          <table:table-cell office:value-type="string">
            <text:p>10</text:p>
          </table:table-cell>
          <table:table-cell office:value-type="string">
            <text:p>{ "tech_thrusters_2" }</text:p>
          </table:table-cell>
          <table:table-cell office:value-type="string">
            <text:p>{ corvette corvetteNSC }</text:p>
          </table:table-cell>
          <table:table-cell/>
        </table:table-row>
        <table:table-row table:style-name="ro2">
          <table:table-cell office:value-type="string">
            <text:p>"CORVETTE_THRUSTER_3"</text:p>
          </table:table-cell>
          <table:table-cell office:value-type="string">
            <text:p>aux</text:p>
          </table:table-cell>
          <table:table-cell office:value-type="string">
            <text:p>"GFX_ship_part_thruster_3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15</text:p>
          </table:table-cell>
          <table:table-cell office:value-type="string">
            <text:p>"thruster_components"</text:p>
          </table:table-cell>
          <table:table-cell office:value-type="string">
            <text:p>"CORVETTE_THRUSTER_4"</text:p>
          </table:table-cell>
          <table:table-cell office:value-type="string">
            <text:p>{ shipclass_military }</text:p>
          </table:table-cell>
          <table:table-cell office:value-type="string">
            <text:p>38</text:p>
          </table:table-cell>
          <table:table-cell office:value-type="string">
            <text:p>0.5</text:p>
          </table:table-cell>
          <table:table-cell table:formula="of:=IF([.K12]=&quot;&quot;;&quot;&quot;;[.K12])" office:value-type="string" office:string-value="0.5">
            <text:p>0.5</text:p>
          </table:table-cell>
          <table:table-cell office:value-type="string">
            <text:p>100</text:p>
          </table:table-cell>
          <table:table-cell office:value-type="string">
            <text:p>{ "tech_thrusters_3" }</text:p>
          </table:table-cell>
          <table:table-cell office:value-type="string">
            <text:p>{ corvette corvetteNSC }</text:p>
          </table:table-cell>
          <table:table-cell/>
        </table:table-row>
        <table:table-row table:style-name="ro2">
          <table:table-cell office:value-type="string">
            <text:p>"CORVETTE_THRUSTER_4"</text:p>
          </table:table-cell>
          <table:table-cell office:value-type="string">
            <text:p>aux</text:p>
          </table:table-cell>
          <table:table-cell office:value-type="string">
            <text:p>"GFX_ship_part_thruster_4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20</text:p>
          </table:table-cell>
          <table:table-cell office:value-type="string">
            <text:p>"thruster_components"</text:p>
          </table:table-cell>
          <table:table-cell office:value-type="string">
            <text:p>"CORVETTE_THRUSTER_5"</text:p>
          </table:table-cell>
          <table:table-cell office:value-type="string">
            <text:p>{ shipclass_military }</text:p>
          </table:table-cell>
          <table:table-cell office:value-type="string">
            <text:p>42</text:p>
          </table:table-cell>
          <table:table-cell office:value-type="string">
            <text:p>0.75</text:p>
          </table:table-cell>
          <table:table-cell table:formula="of:=IF([.K13]=&quot;&quot;;&quot;&quot;;[.K13])" office:value-type="string" office:string-value="0.75">
            <text:p>0.75</text:p>
          </table:table-cell>
          <table:table-cell office:value-type="string">
            <text:p>1000</text:p>
          </table:table-cell>
          <table:table-cell office:value-type="string">
            <text:p>{ "tech_thrusters_4" }</text:p>
          </table:table-cell>
          <table:table-cell office:value-type="string">
            <text:p>{ corvette corvetteNSC }</text:p>
          </table:table-cell>
          <table:table-cell/>
        </table:table-row>
        <table:table-row table:style-name="ro2">
          <table:table-cell office:value-type="string">
            <text:p>"CORVETTE_THRUSTER_5"</text:p>
          </table:table-cell>
          <table:table-cell office:value-type="string">
            <text:p>aux</text:p>
          </table:table-cell>
          <table:table-cell office:value-type="string">
            <text:p>"GFX_ship_part_thruster_5"</text:p>
          </table:table-cell>
          <table:table-cell office:value-type="string">
            <text:p>1</text:p>
          </table:table-cell>
          <table:table-cell office:value-type="string">
            <text:p>-35</text:p>
          </table:table-cell>
          <table:table-cell office:value-type="string">
            <text:p>25</text:p>
          </table:table-cell>
          <table:table-cell office:value-type="string">
            <text:p>"thruster_components"</text:p>
          </table:table-cell>
          <table:table-cell/>
          <table:table-cell office:value-type="string">
            <text:p>{ shipclass_military }</text:p>
          </table:table-cell>
          <table:table-cell office:value-type="string">
            <text:p>46</text:p>
          </table:table-cell>
          <table:table-cell office:value-type="string">
            <text:p>1</text:p>
          </table:table-cell>
          <table:table-cell table:formula="of:=IF([.K14]=&quot;&quot;;&quot;&quot;;[.K14])" office:value-type="string" office:string-value="1">
            <text:p>1</text:p>
          </table:table-cell>
          <table:table-cell office:value-type="string">
            <text:p>10000</text:p>
          </table:table-cell>
          <table:table-cell office:value-type="string">
            <text:p>{ "tech_thrusters_5" }</text:p>
          </table:table-cell>
          <table:table-cell office:value-type="string">
            <text:p>{ corvette corvetteNSC }</text:p>
          </table:table-cell>
          <table:table-cell/>
        </table:table-row>
        <table:table-row table:style-name="ro2">
          <table:table-cell office:value-type="string">
            <text:p>"DESTROYER_THRUSTER_1"</text:p>
          </table:table-cell>
          <table:table-cell office:value-type="string">
            <text:p>aux</text:p>
          </table:table-cell>
          <table:table-cell office:value-type="string">
            <text:p>"GFX_ship_part_thruster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0</text:p>
          </table:table-cell>
          <table:table-cell office:value-type="string">
            <text:p>"thruster_components"</text:p>
          </table:table-cell>
          <table:table-cell office:value-type="string">
            <text:p>"DESTROYER_THRUSTER_2"</text:p>
          </table:table-cell>
          <table:table-cell office:value-type="string">
            <text:p>{ shipclass_military }</text:p>
          </table:table-cell>
          <table:table-cell office:value-type="string">
            <text:p>24</text:p>
          </table:table-cell>
          <table:table-cell/>
          <table:table-cell table:formula="of:=IF([.K15]=&quot;&quot;;&quot;&quot;;[.K15])">
            <text:p/>
          </table:table-cell>
          <table:table-cell office:value-type="string">
            <text:p>1</text:p>
          </table:table-cell>
          <table:table-cell/>
          <table:table-cell office:value-type="string">
            <text:p>{ destroyer destroyerNSC Escort Frigate }</text:p>
          </table:table-cell>
          <table:table-cell/>
        </table:table-row>
        <table:table-row table:style-name="ro2">
          <table:table-cell office:value-type="string">
            <text:p>"DESTROYER_THRUSTER_2"</text:p>
          </table:table-cell>
          <table:table-cell office:value-type="string">
            <text:p>aux</text:p>
          </table:table-cell>
          <table:table-cell office:value-type="string">
            <text:p>"GFX_ship_part_thruster_2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15</text:p>
          </table:table-cell>
          <table:table-cell office:value-type="string">
            <text:p>"thruster_components"</text:p>
          </table:table-cell>
          <table:table-cell office:value-type="string">
            <text:p>"DESTROYER_THRUSTER_3"</text:p>
          </table:table-cell>
          <table:table-cell office:value-type="string">
            <text:p>{ shipclass_military }</text:p>
          </table:table-cell>
          <table:table-cell office:value-type="string">
            <text:p>28</text:p>
          </table:table-cell>
          <table:table-cell office:value-type="string">
            <text:p>0.25</text:p>
          </table:table-cell>
          <table:table-cell table:formula="of:=IF([.K16]=&quot;&quot;;&quot;&quot;;[.K16])" office:value-type="string" office:string-value="0.25">
            <text:p>0.25</text:p>
          </table:table-cell>
          <table:table-cell office:value-type="string">
            <text:p>10</text:p>
          </table:table-cell>
          <table:table-cell office:value-type="string">
            <text:p>{ "tech_thrusters_2" }</text:p>
          </table:table-cell>
          <table:table-cell office:value-type="string">
            <text:p>{ destroyer destroyerNSC Escort Frigate }</text:p>
          </table:table-cell>
          <table:table-cell/>
        </table:table-row>
        <table:table-row table:style-name="ro2">
          <table:table-cell office:value-type="string">
            <text:p>"DESTROYER_THRUSTER_3"</text:p>
          </table:table-cell>
          <table:table-cell office:value-type="string">
            <text:p>aux</text:p>
          </table:table-cell>
          <table:table-cell office:value-type="string">
            <text:p>"GFX_ship_part_thruster_3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0</text:p>
          </table:table-cell>
          <table:table-cell office:value-type="string">
            <text:p>"thruster_components"</text:p>
          </table:table-cell>
          <table:table-cell office:value-type="string">
            <text:p>"DESTROYER_THRUSTER_4"</text:p>
          </table:table-cell>
          <table:table-cell office:value-type="string">
            <text:p>{ shipclass_military }</text:p>
          </table:table-cell>
          <table:table-cell office:value-type="string">
            <text:p>32</text:p>
          </table:table-cell>
          <table:table-cell office:value-type="string">
            <text:p>0.5</text:p>
          </table:table-cell>
          <table:table-cell table:formula="of:=IF([.K17]=&quot;&quot;;&quot;&quot;;[.K17])" office:value-type="string" office:string-value="0.5">
            <text:p>0.5</text:p>
          </table:table-cell>
          <table:table-cell office:value-type="string">
            <text:p>100</text:p>
          </table:table-cell>
          <table:table-cell office:value-type="string">
            <text:p>{ "tech_thrusters_3" }</text:p>
          </table:table-cell>
          <table:table-cell office:value-type="string">
            <text:p>{ destroyer destroyerNSC Escort Frigate }</text:p>
          </table:table-cell>
          <table:table-cell/>
        </table:table-row>
        <table:table-row table:style-name="ro2">
          <table:table-cell office:value-type="string">
            <text:p>"DESTROYER_THRUSTER_4"</text:p>
          </table:table-cell>
          <table:table-cell office:value-type="string">
            <text:p>aux</text:p>
          </table:table-cell>
          <table:table-cell office:value-type="string">
            <text:p>"GFX_ship_part_thruster_4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25</text:p>
          </table:table-cell>
          <table:table-cell office:value-type="string">
            <text:p>"thruster_components"</text:p>
          </table:table-cell>
          <table:table-cell office:value-type="string">
            <text:p>"DESTROYER_THRUSTER_5"</text:p>
          </table:table-cell>
          <table:table-cell office:value-type="string">
            <text:p>{ shipclass_military }</text:p>
          </table:table-cell>
          <table:table-cell office:value-type="string">
            <text:p>36</text:p>
          </table:table-cell>
          <table:table-cell office:value-type="string">
            <text:p>0.75</text:p>
          </table:table-cell>
          <table:table-cell table:formula="of:=IF([.K18]=&quot;&quot;;&quot;&quot;;[.K18])" office:value-type="string" office:string-value="0.75">
            <text:p>0.75</text:p>
          </table:table-cell>
          <table:table-cell office:value-type="string">
            <text:p>1000</text:p>
          </table:table-cell>
          <table:table-cell office:value-type="string">
            <text:p>{ "tech_thrusters_4" }</text:p>
          </table:table-cell>
          <table:table-cell office:value-type="string">
            <text:p>{ destroyer destroyerNSC Escort Frigate }</text:p>
          </table:table-cell>
          <table:table-cell/>
        </table:table-row>
        <table:table-row table:style-name="ro2">
          <table:table-cell office:value-type="string">
            <text:p>"DESTROYER_THRUSTER_5"</text:p>
          </table:table-cell>
          <table:table-cell office:value-type="string">
            <text:p>aux</text:p>
          </table:table-cell>
          <table:table-cell office:value-type="string">
            <text:p>"GFX_ship_part_thruster_5"</text:p>
          </table:table-cell>
          <table:table-cell office:value-type="string">
            <text:p>1</text:p>
          </table:table-cell>
          <table:table-cell office:value-type="string">
            <text:p>-70</text:p>
          </table:table-cell>
          <table:table-cell office:value-type="string">
            <text:p>30</text:p>
          </table:table-cell>
          <table:table-cell office:value-type="string">
            <text:p>"thruster_components"</text:p>
          </table:table-cell>
          <table:table-cell/>
          <table:table-cell office:value-type="string">
            <text:p>{ shipclass_military }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table:formula="of:=IF([.K19]=&quot;&quot;;&quot;&quot;;[.K19])" office:value-type="string" office:string-value="1">
            <text:p>1</text:p>
          </table:table-cell>
          <table:table-cell office:value-type="string">
            <text:p>10000</text:p>
          </table:table-cell>
          <table:table-cell office:value-type="string">
            <text:p>{ "tech_thrusters_5" }</text:p>
          </table:table-cell>
          <table:table-cell office:value-type="string">
            <text:p>{ destroyer destroyerNSC Escort Frigate }</text:p>
          </table:table-cell>
          <table:table-cell/>
        </table:table-row>
        <table:table-row table:style-name="ro2">
          <table:table-cell office:value-type="string">
            <text:p>"CRUISER_THRUSTER_1"</text:p>
          </table:table-cell>
          <table:table-cell office:value-type="string">
            <text:p>aux</text:p>
          </table:table-cell>
          <table:table-cell office:value-type="string">
            <text:p>"GFX_ship_part_thruster_1"</text:p>
          </table:table-cell>
          <table:table-cell office:value-type="string">
            <text:p>1</text:p>
          </table:table-cell>
          <table:table-cell office:value-type="string">
            <text:p>-45</text:p>
          </table:table-cell>
          <table:table-cell office:value-type="string">
            <text:p>15</text:p>
          </table:table-cell>
          <table:table-cell office:value-type="string">
            <text:p>"thruster_components"</text:p>
          </table:table-cell>
          <table:table-cell office:value-type="string">
            <text:p>"CRUISER_THRUSTER_2"</text:p>
          </table:table-cell>
          <table:table-cell office:value-type="string">
            <text:p>{ shipclass_military }</text:p>
          </table:table-cell>
          <table:table-cell office:value-type="string">
            <text:p>18</text:p>
          </table:table-cell>
          <table:table-cell/>
          <table:table-cell table:formula="of:=IF([.K20]=&quot;&quot;;&quot;&quot;;[.K20])">
            <text:p/>
          </table:table-cell>
          <table:table-cell office:value-type="string">
            <text:p>1</text:p>
          </table:table-cell>
          <table:table-cell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/>
        </table:table-row>
        <table:table-row table:style-name="ro2">
          <table:table-cell office:value-type="string">
            <text:p>"CRUISER_THRUSTER_2"</text:p>
          </table:table-cell>
          <table:table-cell office:value-type="string">
            <text:p>aux</text:p>
          </table:table-cell>
          <table:table-cell office:value-type="string">
            <text:p>"GFX_ship_part_thruster_2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20</text:p>
          </table:table-cell>
          <table:table-cell office:value-type="string">
            <text:p>"thruster_components"</text:p>
          </table:table-cell>
          <table:table-cell office:value-type="string">
            <text:p>"CRUISER_THRUSTER_3"</text:p>
          </table:table-cell>
          <table:table-cell office:value-type="string">
            <text:p>{ shipclass_military }</text:p>
          </table:table-cell>
          <table:table-cell office:value-type="string">
            <text:p>22</text:p>
          </table:table-cell>
          <table:table-cell office:value-type="string">
            <text:p>0.25</text:p>
          </table:table-cell>
          <table:table-cell table:formula="of:=IF([.K21]=&quot;&quot;;&quot;&quot;;[.K21])" office:value-type="string" office:string-value="0.25">
            <text:p>0.25</text:p>
          </table:table-cell>
          <table:table-cell office:value-type="string">
            <text:p>10</text:p>
          </table:table-cell>
          <table:table-cell office:value-type="string">
            <text:p>{ "tech_thrusters_2" }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/>
        </table:table-row>
        <table:table-row table:style-name="ro2">
          <table:table-cell office:value-type="string">
            <text:p>"CRUISER_THRUSTER_3"</text:p>
          </table:table-cell>
          <table:table-cell office:value-type="string">
            <text:p>aux</text:p>
          </table:table-cell>
          <table:table-cell office:value-type="string">
            <text:p>"GFX_ship_part_thruster_3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25</text:p>
          </table:table-cell>
          <table:table-cell office:value-type="string">
            <text:p>"thruster_components"</text:p>
          </table:table-cell>
          <table:table-cell office:value-type="string">
            <text:p>"CRUISER_THRUSTER_4"</text:p>
          </table:table-cell>
          <table:table-cell office:value-type="string">
            <text:p>{ shipclass_military }</text:p>
          </table:table-cell>
          <table:table-cell office:value-type="string">
            <text:p>26</text:p>
          </table:table-cell>
          <table:table-cell office:value-type="string">
            <text:p>0.5</text:p>
          </table:table-cell>
          <table:table-cell table:formula="of:=IF([.K22]=&quot;&quot;;&quot;&quot;;[.K22])" office:value-type="string" office:string-value="0.5">
            <text:p>0.5</text:p>
          </table:table-cell>
          <table:table-cell office:value-type="string">
            <text:p>100</text:p>
          </table:table-cell>
          <table:table-cell office:value-type="string">
            <text:p>{ "tech_thrusters_3" }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/>
        </table:table-row>
        <table:table-row table:style-name="ro2">
          <table:table-cell office:value-type="string">
            <text:p>"CRUISER_THRUSTER_4"</text:p>
          </table:table-cell>
          <table:table-cell office:value-type="string">
            <text:p>aux</text:p>
          </table:table-cell>
          <table:table-cell office:value-type="string">
            <text:p>"GFX_ship_part_thruster_4"</text:p>
          </table:table-cell>
          <table:table-cell office:value-type="string">
            <text:p>1</text:p>
          </table:table-cell>
          <table:table-cell office:value-type="string">
            <text:p>-90</text:p>
          </table:table-cell>
          <table:table-cell office:value-type="string">
            <text:p>30</text:p>
          </table:table-cell>
          <table:table-cell office:value-type="string">
            <text:p>"thruster_components"</text:p>
          </table:table-cell>
          <table:table-cell office:value-type="string">
            <text:p>"CRUISER_THRUSTER_5"</text:p>
          </table:table-cell>
          <table:table-cell office:value-type="string">
            <text:p>{ shipclass_military }</text:p>
          </table:table-cell>
          <table:table-cell office:value-type="string">
            <text:p>30</text:p>
          </table:table-cell>
          <table:table-cell office:value-type="string">
            <text:p>0.75</text:p>
          </table:table-cell>
          <table:table-cell table:formula="of:=IF([.K23]=&quot;&quot;;&quot;&quot;;[.K23])" office:value-type="string" office:string-value="0.75">
            <text:p>0.75</text:p>
          </table:table-cell>
          <table:table-cell office:value-type="string">
            <text:p>1000</text:p>
          </table:table-cell>
          <table:table-cell office:value-type="string">
            <text:p>{ "tech_thrusters_4" }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/>
        </table:table-row>
        <table:table-row table:style-name="ro2">
          <table:table-cell office:value-type="string">
            <text:p>"CRUISER_THRUSTER_5"</text:p>
          </table:table-cell>
          <table:table-cell office:value-type="string">
            <text:p>aux</text:p>
          </table:table-cell>
          <table:table-cell office:value-type="string">
            <text:p>"GFX_ship_part_thruster_5"</text:p>
          </table:table-cell>
          <table:table-cell office:value-type="string">
            <text:p>1</text:p>
          </table:table-cell>
          <table:table-cell office:value-type="string">
            <text:p>-105</text:p>
          </table:table-cell>
          <table:table-cell office:value-type="string">
            <text:p>35</text:p>
          </table:table-cell>
          <table:table-cell office:value-type="string">
            <text:p>"thruster_components"</text:p>
          </table:table-cell>
          <table:table-cell/>
          <table:table-cell office:value-type="string">
            <text:p>{ shipclass_military }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  <table:table-cell table:formula="of:=IF([.K24]=&quot;&quot;;&quot;&quot;;[.K24])" office:value-type="string" office:string-value="1">
            <text:p>1</text:p>
          </table:table-cell>
          <table:table-cell office:value-type="string">
            <text:p>10000</text:p>
          </table:table-cell>
          <table:table-cell office:value-type="string">
            <text:p>{ "tech_thrusters_5" }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/>
        </table:table-row>
        <table:table-row table:style-name="ro2">
          <table:table-cell office:value-type="string">
            <text:p>"BATTLESHIP_THRUSTER_1"</text:p>
          </table:table-cell>
          <table:table-cell office:value-type="string">
            <text:p>aux</text:p>
          </table:table-cell>
          <table:table-cell office:value-type="string">
            <text:p>"GFX_ship_part_thruster_1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20</text:p>
          </table:table-cell>
          <table:table-cell office:value-type="string">
            <text:p>"thruster_components"</text:p>
          </table:table-cell>
          <table:table-cell office:value-type="string">
            <text:p>"BATTLESHIP_THRUSTER_2"</text:p>
          </table:table-cell>
          <table:table-cell office:value-type="string">
            <text:p>{ shipclass_military }</text:p>
          </table:table-cell>
          <table:table-cell office:value-type="string">
            <text:p>12</text:p>
          </table:table-cell>
          <table:table-cell/>
          <table:table-cell table:formula="of:=IF([.K25]=&quot;&quot;;&quot;&quot;;[.K25])">
            <text:p/>
          </table:table-cell>
          <table:table-cell office:value-type="string">
            <text:p>1</text:p>
          </table:table-cell>
          <table:table-cell/>
          <table:table-cell office:value-type="string">
            <text:p>{ battleship battleshipNSC Carrier SCX_Carrier }</text:p>
          </table:table-cell>
          <table:table-cell/>
        </table:table-row>
        <table:table-row table:style-name="ro2">
          <table:table-cell office:value-type="string">
            <text:p>"BATTLESHIP_THRUSTER_2"</text:p>
          </table:table-cell>
          <table:table-cell office:value-type="string">
            <text:p>aux</text:p>
          </table:table-cell>
          <table:table-cell office:value-type="string">
            <text:p>"GFX_ship_part_thruster_2"</text:p>
          </table:table-cell>
          <table:table-cell office:value-type="string">
            <text:p>1</text:p>
          </table:table-cell>
          <table:table-cell office:value-type="string">
            <text:p>-80</text:p>
          </table:table-cell>
          <table:table-cell office:value-type="string">
            <text:p>25</text:p>
          </table:table-cell>
          <table:table-cell office:value-type="string">
            <text:p>"thruster_components"</text:p>
          </table:table-cell>
          <table:table-cell office:value-type="string">
            <text:p>"BATTLESHIP_THRUSTER_3"</text:p>
          </table:table-cell>
          <table:table-cell office:value-type="string">
            <text:p>{ shipclass_military }</text:p>
          </table:table-cell>
          <table:table-cell office:value-type="string">
            <text:p>16</text:p>
          </table:table-cell>
          <table:table-cell office:value-type="string">
            <text:p>0.25</text:p>
          </table:table-cell>
          <table:table-cell table:formula="of:=IF([.K26]=&quot;&quot;;&quot;&quot;;[.K26])" office:value-type="string" office:string-value="0.25">
            <text:p>0.25</text:p>
          </table:table-cell>
          <table:table-cell office:value-type="string">
            <text:p>10</text:p>
          </table:table-cell>
          <table:table-cell office:value-type="string">
            <text:p>{ "tech_thrusters_2" }</text:p>
          </table:table-cell>
          <table:table-cell office:value-type="string">
            <text:p>{ battleship battleshipNSC Carrier SCX_Carrier }</text:p>
          </table:table-cell>
          <table:table-cell/>
        </table:table-row>
        <table:table-row table:style-name="ro2">
          <table:table-cell office:value-type="string">
            <text:p>"BATTLESHIP_THRUSTER_3"</text:p>
          </table:table-cell>
          <table:table-cell office:value-type="string">
            <text:p>aux</text:p>
          </table:table-cell>
          <table:table-cell office:value-type="string">
            <text:p>"GFX_ship_part_thruster_3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30</text:p>
          </table:table-cell>
          <table:table-cell office:value-type="string">
            <text:p>"thruster_components"</text:p>
          </table:table-cell>
          <table:table-cell office:value-type="string">
            <text:p>"BATTLESHIP_THRUSTER_4"</text:p>
          </table:table-cell>
          <table:table-cell office:value-type="string">
            <text:p>{ shipclass_military }</text:p>
          </table:table-cell>
          <table:table-cell office:value-type="string">
            <text:p>20</text:p>
          </table:table-cell>
          <table:table-cell office:value-type="string">
            <text:p>0.5</text:p>
          </table:table-cell>
          <table:table-cell table:formula="of:=IF([.K27]=&quot;&quot;;&quot;&quot;;[.K27])" office:value-type="string" office:string-value="0.5">
            <text:p>0.5</text:p>
          </table:table-cell>
          <table:table-cell office:value-type="string">
            <text:p>100</text:p>
          </table:table-cell>
          <table:table-cell office:value-type="string">
            <text:p>{ "tech_thrusters_3" }</text:p>
          </table:table-cell>
          <table:table-cell office:value-type="string">
            <text:p>{ battleship battleshipNSC Carrier SCX_Carrier }</text:p>
          </table:table-cell>
          <table:table-cell/>
        </table:table-row>
        <table:table-row table:style-name="ro2">
          <table:table-cell office:value-type="string">
            <text:p>"BATTLESHIP_THRUSTER_4"</text:p>
          </table:table-cell>
          <table:table-cell office:value-type="string">
            <text:p>aux</text:p>
          </table:table-cell>
          <table:table-cell office:value-type="string">
            <text:p>"GFX_ship_part_thruster_4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35</text:p>
          </table:table-cell>
          <table:table-cell office:value-type="string">
            <text:p>"thruster_components"</text:p>
          </table:table-cell>
          <table:table-cell office:value-type="string">
            <text:p>"BATTLESHIP_THRUSTER_5"</text:p>
          </table:table-cell>
          <table:table-cell office:value-type="string">
            <text:p>{ shipclass_military }</text:p>
          </table:table-cell>
          <table:table-cell office:value-type="string">
            <text:p>24</text:p>
          </table:table-cell>
          <table:table-cell office:value-type="string">
            <text:p>0.75</text:p>
          </table:table-cell>
          <table:table-cell table:formula="of:=IF([.K28]=&quot;&quot;;&quot;&quot;;[.K28])" office:value-type="string" office:string-value="0.75">
            <text:p>0.75</text:p>
          </table:table-cell>
          <table:table-cell office:value-type="string">
            <text:p>1000</text:p>
          </table:table-cell>
          <table:table-cell office:value-type="string">
            <text:p>{ "tech_thrusters_4" }</text:p>
          </table:table-cell>
          <table:table-cell office:value-type="string">
            <text:p>{ battleship battleshipNSC Carrier SCX_Carrier }</text:p>
          </table:table-cell>
          <table:table-cell/>
        </table:table-row>
        <table:table-row table:style-name="ro2">
          <table:table-cell office:value-type="string">
            <text:p>"BATTLESHIP_THRUSTER_5"</text:p>
          </table:table-cell>
          <table:table-cell office:value-type="string">
            <text:p>aux</text:p>
          </table:table-cell>
          <table:table-cell office:value-type="string">
            <text:p>"GFX_ship_part_thruster_5"</text:p>
          </table:table-cell>
          <table:table-cell office:value-type="string">
            <text:p>1</text:p>
          </table:table-cell>
          <table:table-cell office:value-type="string">
            <text:p>-140</text:p>
          </table:table-cell>
          <table:table-cell office:value-type="string">
            <text:p>40</text:p>
          </table:table-cell>
          <table:table-cell office:value-type="string">
            <text:p>"thruster_components"</text:p>
          </table:table-cell>
          <table:table-cell/>
          <table:table-cell office:value-type="string">
            <text:p>{ shipclass_military }</text:p>
          </table:table-cell>
          <table:table-cell office:value-type="string">
            <text:p>28</text:p>
          </table:table-cell>
          <table:table-cell office:value-type="string">
            <text:p>1</text:p>
          </table:table-cell>
          <table:table-cell table:formula="of:=IF([.K29]=&quot;&quot;;&quot;&quot;;[.K29])" office:value-type="string" office:string-value="1">
            <text:p>1</text:p>
          </table:table-cell>
          <table:table-cell office:value-type="string">
            <text:p>10000</text:p>
          </table:table-cell>
          <table:table-cell office:value-type="string">
            <text:p>{ "tech_thrusters_5" }</text:p>
          </table:table-cell>
          <table:table-cell office:value-type="string">
            <text:p>{ battleship battleshipNSC Carrier SCX_Carrier }</text:p>
          </table:table-cell>
          <table:table-cell/>
        </table:table-row>
        <table:table-row table:style-name="ro2">
          <table:table-cell office:value-type="string">
            <text:p>"DREADNOUGHT_THRUSTER_1"</text:p>
          </table:table-cell>
          <table:table-cell office:value-type="string">
            <text:p>aux</text:p>
          </table:table-cell>
          <table:table-cell office:value-type="string">
            <text:p>"GFX_ship_part_thruster_1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25</text:p>
          </table:table-cell>
          <table:table-cell office:value-type="string">
            <text:p>"thruster_components"</text:p>
          </table:table-cell>
          <table:table-cell office:value-type="string">
            <text:p>"DREADNOUGHT_THRUSTER_2"</text:p>
          </table:table-cell>
          <table:table-cell office:value-type="string">
            <text:p>{ shipclass_military }</text:p>
          </table:table-cell>
          <table:table-cell office:value-type="string">
            <text:p>6</text:p>
          </table:table-cell>
          <table:table-cell/>
          <table:table-cell table:formula="of:=IF([.K30]=&quot;&quot;;&quot;&quot;;[.K30])">
            <text:p/>
          </table:table-cell>
          <table:table-cell office:value-type="string">
            <text:p>1</text:p>
          </table:table-cell>
          <table:table-cell/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/>
        </table:table-row>
        <table:table-row table:style-name="ro2">
          <table:table-cell office:value-type="string">
            <text:p>"DREADNOUGHT_THRUSTER_2"</text:p>
          </table:table-cell>
          <table:table-cell office:value-type="string">
            <text:p>aux</text:p>
          </table:table-cell>
          <table:table-cell office:value-type="string">
            <text:p>"GFX_ship_part_thruster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30</text:p>
          </table:table-cell>
          <table:table-cell office:value-type="string">
            <text:p>"thruster_components"</text:p>
          </table:table-cell>
          <table:table-cell office:value-type="string">
            <text:p>"DREADNOUGHT_THRUSTER_3"</text:p>
          </table:table-cell>
          <table:table-cell office:value-type="string">
            <text:p>{ shipclass_military }</text:p>
          </table:table-cell>
          <table:table-cell office:value-type="string">
            <text:p>10</text:p>
          </table:table-cell>
          <table:table-cell office:value-type="string">
            <text:p>0.25</text:p>
          </table:table-cell>
          <table:table-cell table:formula="of:=IF([.K31]=&quot;&quot;;&quot;&quot;;[.K31])" office:value-type="string" office:string-value="0.25">
            <text:p>0.25</text:p>
          </table:table-cell>
          <table:table-cell office:value-type="string">
            <text:p>10</text:p>
          </table:table-cell>
          <table:table-cell office:value-type="string">
            <text:p>{ "tech_thrusters_2" }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/>
        </table:table-row>
        <table:table-row table:style-name="ro2">
          <table:table-cell office:value-type="string">
            <text:p>"DREADNOUGHT_THRUSTER_3"</text:p>
          </table:table-cell>
          <table:table-cell office:value-type="string">
            <text:p>aux</text:p>
          </table:table-cell>
          <table:table-cell office:value-type="string">
            <text:p>"GFX_ship_part_thruster_3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35</text:p>
          </table:table-cell>
          <table:table-cell office:value-type="string">
            <text:p>"thruster_components"</text:p>
          </table:table-cell>
          <table:table-cell office:value-type="string">
            <text:p>"DREADNOUGHT_THRUSTER_4"</text:p>
          </table:table-cell>
          <table:table-cell office:value-type="string">
            <text:p>{ shipclass_military }</text:p>
          </table:table-cell>
          <table:table-cell office:value-type="string">
            <text:p>14</text:p>
          </table:table-cell>
          <table:table-cell office:value-type="string">
            <text:p>0.5</text:p>
          </table:table-cell>
          <table:table-cell table:formula="of:=IF([.K32]=&quot;&quot;;&quot;&quot;;[.K32])" office:value-type="string" office:string-value="0.5">
            <text:p>0.5</text:p>
          </table:table-cell>
          <table:table-cell office:value-type="string">
            <text:p>100</text:p>
          </table:table-cell>
          <table:table-cell office:value-type="string">
            <text:p>{ "tech_thrusters_3" }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/>
        </table:table-row>
        <table:table-row table:style-name="ro2">
          <table:table-cell office:value-type="string">
            <text:p>"DREADNOUGHT_THRUSTER_4"</text:p>
          </table:table-cell>
          <table:table-cell office:value-type="string">
            <text:p>aux</text:p>
          </table:table-cell>
          <table:table-cell office:value-type="string">
            <text:p>"GFX_ship_part_thruster_4"</text:p>
          </table:table-cell>
          <table:table-cell office:value-type="string">
            <text:p>1</text:p>
          </table:table-cell>
          <table:table-cell office:value-type="string">
            <text:p>-150</text:p>
          </table:table-cell>
          <table:table-cell office:value-type="string">
            <text:p>40</text:p>
          </table:table-cell>
          <table:table-cell office:value-type="string">
            <text:p>"thruster_components"</text:p>
          </table:table-cell>
          <table:table-cell office:value-type="string">
            <text:p>"DREADNOUGHT_THRUSTER_5"</text:p>
          </table:table-cell>
          <table:table-cell office:value-type="string">
            <text:p>{ shipclass_military }</text:p>
          </table:table-cell>
          <table:table-cell office:value-type="string">
            <text:p>18</text:p>
          </table:table-cell>
          <table:table-cell office:value-type="string">
            <text:p>0.75</text:p>
          </table:table-cell>
          <table:table-cell table:formula="of:=IF([.K33]=&quot;&quot;;&quot;&quot;;[.K33])" office:value-type="string" office:string-value="0.75">
            <text:p>0.75</text:p>
          </table:table-cell>
          <table:table-cell office:value-type="string">
            <text:p>1000</text:p>
          </table:table-cell>
          <table:table-cell office:value-type="string">
            <text:p>{ "tech_thrusters_4" }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/>
        </table:table-row>
        <table:table-row table:style-name="ro2">
          <table:table-cell office:value-type="string">
            <text:p>"DREADNOUGHT_THRUSTER_5"</text:p>
          </table:table-cell>
          <table:table-cell office:value-type="string">
            <text:p>aux</text:p>
          </table:table-cell>
          <table:table-cell office:value-type="string">
            <text:p>"GFX_ship_part_thruster_5"</text:p>
          </table:table-cell>
          <table:table-cell office:value-type="string">
            <text:p>1</text:p>
          </table:table-cell>
          <table:table-cell office:value-type="string">
            <text:p>-175</text:p>
          </table:table-cell>
          <table:table-cell office:value-type="string">
            <text:p>45</text:p>
          </table:table-cell>
          <table:table-cell office:value-type="string">
            <text:p>"thruster_components"</text:p>
          </table:table-cell>
          <table:table-cell/>
          <table:table-cell office:value-type="string">
            <text:p>{ shipclass_military }</text:p>
          </table:table-cell>
          <table:table-cell office:value-type="string">
            <text:p>22</text:p>
          </table:table-cell>
          <table:table-cell office:value-type="string">
            <text:p>1</text:p>
          </table:table-cell>
          <table:table-cell table:formula="of:=IF([.K34]=&quot;&quot;;&quot;&quot;;[.K34])" office:value-type="string" office:string-value="1">
            <text:p>1</text:p>
          </table:table-cell>
          <table:table-cell office:value-type="string">
            <text:p>10000</text:p>
          </table:table-cell>
          <table:table-cell office:value-type="string">
            <text:p>{ "tech_thrusters_5" }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/>
        </table:table-row>
        <table:table-row table:style-name="ro2">
          <table:table-cell office:value-type="string">
            <text:p>"NON_DESIGNABLE_SHIP_THRUSTER_1"</text:p>
          </table:table-cell>
          <table:table-cell office:value-type="string">
            <text:p>aux</text:p>
          </table:table-cell>
          <table:table-cell office:value-type="string">
            <text:p>"GFX_ship_part_thruster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"thruster_components"</text:p>
          </table:table-cell>
          <table:table-cell office:value-type="string">
            <text:p>"NON_DESIGNABLE_SHIP_THRUSTER_2"</text:p>
          </table:table-cell>
          <table:table-cell office:value-type="string">
            <text:p>{ shipclass_colonizer shipclass_constructor shipclass_transport }</text:p>
          </table:table-cell>
          <table:table-cell office:value-type="string">
            <text:p>24</text:p>
          </table:table-cell>
          <table:table-cell/>
          <table:table-cell table:formula="of:=IF([.K35]=&quot;&quot;;&quot;&quot;;[.K35])">
            <text:p/>
          </table:table-cell>
          <table:table-cell office:value-type="string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"NON_DESIGNABLE_SHIP_THRUSTER_2"</text:p>
          </table:table-cell>
          <table:table-cell office:value-type="string">
            <text:p>aux</text:p>
          </table:table-cell>
          <table:table-cell office:value-type="string">
            <text:p>"GFX_ship_part_thruster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"thruster_components"</text:p>
          </table:table-cell>
          <table:table-cell office:value-type="string">
            <text:p>"NON_DESIGNABLE_SHIP_THRUSTER_3"</text:p>
          </table:table-cell>
          <table:table-cell office:value-type="string">
            <text:p>{ shipclass_colonizer shipclass_constructor shipclass_transport }</text:p>
          </table:table-cell>
          <table:table-cell office:value-type="string">
            <text:p>28</text:p>
          </table:table-cell>
          <table:table-cell office:value-type="string">
            <text:p>0.25</text:p>
          </table:table-cell>
          <table:table-cell table:formula="of:=IF([.K36]=&quot;&quot;;&quot;&quot;;[.K36])" office:value-type="string" office:string-value="0.25">
            <text:p>0.25</text:p>
          </table:table-cell>
          <table:table-cell office:value-type="string">
            <text:p>10</text:p>
          </table:table-cell>
          <table:table-cell office:value-type="string">
            <text:p>{ "tech_thrusters_2" }</text:p>
          </table:table-cell>
          <table:table-cell table:number-columns-repeated="2"/>
        </table:table-row>
        <table:table-row table:style-name="ro2">
          <table:table-cell office:value-type="string">
            <text:p>"NON_DESIGNABLE_SHIP_THRUSTER_3"</text:p>
          </table:table-cell>
          <table:table-cell office:value-type="string">
            <text:p>aux</text:p>
          </table:table-cell>
          <table:table-cell office:value-type="string">
            <text:p>"GFX_ship_part_thruster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"thruster_components"</text:p>
          </table:table-cell>
          <table:table-cell office:value-type="string">
            <text:p>"NON_DESIGNABLE_SHIP_THRUSTER_4"</text:p>
          </table:table-cell>
          <table:table-cell office:value-type="string">
            <text:p>{ shipclass_colonizer shipclass_constructor shipclass_transport }</text:p>
          </table:table-cell>
          <table:table-cell office:value-type="string">
            <text:p>32</text:p>
          </table:table-cell>
          <table:table-cell office:value-type="string">
            <text:p>0.5</text:p>
          </table:table-cell>
          <table:table-cell table:formula="of:=IF([.K37]=&quot;&quot;;&quot;&quot;;[.K37])" office:value-type="string" office:string-value="0.5">
            <text:p>0.5</text:p>
          </table:table-cell>
          <table:table-cell office:value-type="string">
            <text:p>100</text:p>
          </table:table-cell>
          <table:table-cell office:value-type="string">
            <text:p>{ "tech_thrusters_3" }</text:p>
          </table:table-cell>
          <table:table-cell table:number-columns-repeated="2"/>
        </table:table-row>
        <table:table-row table:style-name="ro2">
          <table:table-cell office:value-type="string">
            <text:p>"NON_DESIGNABLE_SHIP_THRUSTER_4"</text:p>
          </table:table-cell>
          <table:table-cell office:value-type="string">
            <text:p>aux</text:p>
          </table:table-cell>
          <table:table-cell office:value-type="string">
            <text:p>"GFX_ship_part_thruster_4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"thruster_components"</text:p>
          </table:table-cell>
          <table:table-cell office:value-type="string">
            <text:p>"NON_DESIGNABLE_SHIP_THRUSTER_5"</text:p>
          </table:table-cell>
          <table:table-cell office:value-type="string">
            <text:p>{ shipclass_colonizer shipclass_constructor shipclass_transport }</text:p>
          </table:table-cell>
          <table:table-cell office:value-type="string">
            <text:p>36</text:p>
          </table:table-cell>
          <table:table-cell office:value-type="string">
            <text:p>0.75</text:p>
          </table:table-cell>
          <table:table-cell table:formula="of:=IF([.K38]=&quot;&quot;;&quot;&quot;;[.K38])" office:value-type="string" office:string-value="0.75">
            <text:p>0.75</text:p>
          </table:table-cell>
          <table:table-cell office:value-type="string">
            <text:p>1000</text:p>
          </table:table-cell>
          <table:table-cell office:value-type="string">
            <text:p>{ "tech_thrusters_4" }</text:p>
          </table:table-cell>
          <table:table-cell table:number-columns-repeated="2"/>
        </table:table-row>
        <table:table-row table:style-name="ro2">
          <table:table-cell office:value-type="string">
            <text:p>"NON_DESIGNABLE_SHIP_THRUSTER_5"</text:p>
          </table:table-cell>
          <table:table-cell office:value-type="string">
            <text:p>aux</text:p>
          </table:table-cell>
          <table:table-cell office:value-type="string">
            <text:p>"GFX_ship_part_thruster_5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"thruster_components"</text:p>
          </table:table-cell>
          <table:table-cell/>
          <table:table-cell office:value-type="string">
            <text:p>{ shipclass_colonizer shipclass_constructor shipclass_transport }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table:formula="of:=IF([.K39]=&quot;&quot;;&quot;&quot;;[.K39])" office:value-type="string" office:string-value="1">
            <text:p>1</text:p>
          </table:table-cell>
          <table:table-cell office:value-type="string">
            <text:p>10000</text:p>
          </table:table-cell>
          <table:table-cell office:value-type="string">
            <text:p>{ "tech_thrusters_5" }</text:p>
          </table:table-cell>
          <table:table-cell table:number-columns-repeated="2"/>
        </table:table-row>
        <table:table-row table:style-name="ro2">
          <table:table-cell office:value-type="string">
            <text:p>"SHIP_THRUSTER_1"</text:p>
          </table:table-cell>
          <table:table-cell office:value-type="string">
            <text:p>aux</text:p>
          </table:table-cell>
          <table:table-cell office:value-type="string">
            <text:p>"GFX_ship_part_thruster_1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5</text:p>
          </table:table-cell>
          <table:table-cell office:value-type="string">
            <text:p>"thruster_components"</text:p>
          </table:table-cell>
          <table:table-cell office:value-type="string">
            <text:p>"SHIP_THRUSTER_2"</text:p>
          </table:table-cell>
          <table:table-cell office:value-type="string">
            <text:p>{ shipclass_military }</text:p>
          </table:table-cell>
          <table:table-cell office:value-type="string">
            <text:p>12</text:p>
          </table:table-cell>
          <table:table-cell/>
          <table:table-cell table:formula="of:=IF([.K40]=&quot;&quot;;&quot;&quot;;[.K40])">
            <text:p/>
          </table:table-cell>
          <table:table-cell office:value-type="string">
            <text:p>1</text:p>
          </table:table-cell>
          <table:table-cell/>
          <table:table-cell office:value-type="string">
            <text:p>{ corvette corvetteNSC }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"SHIP_THRUSTER_2"</text:p>
          </table:table-cell>
          <table:table-cell office:value-type="string">
            <text:p>aux</text:p>
          </table:table-cell>
          <table:table-cell office:value-type="string">
            <text:p>"GFX_ship_part_thruster_2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10</text:p>
          </table:table-cell>
          <table:table-cell office:value-type="string">
            <text:p>"thruster_components"</text:p>
          </table:table-cell>
          <table:table-cell office:value-type="string">
            <text:p>"SHIP_THRUSTER_3"</text:p>
          </table:table-cell>
          <table:table-cell office:value-type="string">
            <text:p>{ shipclass_military }</text:p>
          </table:table-cell>
          <table:table-cell office:value-type="string">
            <text:p>16</text:p>
          </table:table-cell>
          <table:table-cell office:value-type="string">
            <text:p>0.25</text:p>
          </table:table-cell>
          <table:table-cell table:formula="of:=IF([.K41]=&quot;&quot;;&quot;&quot;;[.K41])" office:value-type="string" office:string-value="0.25">
            <text:p>0.25</text:p>
          </table:table-cell>
          <table:table-cell office:value-type="string">
            <text:p>10</text:p>
          </table:table-cell>
          <table:table-cell office:value-type="string">
            <text:p>{ "tech_thrusters_2" }</text:p>
          </table:table-cell>
          <table:table-cell office:value-type="string">
            <text:p>{ corvette corvetteNSC }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"SHIP_THRUSTER_3"</text:p>
          </table:table-cell>
          <table:table-cell office:value-type="string">
            <text:p>aux</text:p>
          </table:table-cell>
          <table:table-cell office:value-type="string">
            <text:p>"GFX_ship_part_thruster_3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15</text:p>
          </table:table-cell>
          <table:table-cell office:value-type="string">
            <text:p>"thruster_components"</text:p>
          </table:table-cell>
          <table:table-cell office:value-type="string">
            <text:p>"SHIP_THRUSTER_4"</text:p>
          </table:table-cell>
          <table:table-cell office:value-type="string">
            <text:p>{ shipclass_military }</text:p>
          </table:table-cell>
          <table:table-cell office:value-type="string">
            <text:p>20</text:p>
          </table:table-cell>
          <table:table-cell office:value-type="string">
            <text:p>0.5</text:p>
          </table:table-cell>
          <table:table-cell table:formula="of:=IF([.K42]=&quot;&quot;;&quot;&quot;;[.K42])" office:value-type="string" office:string-value="0.5">
            <text:p>0.5</text:p>
          </table:table-cell>
          <table:table-cell office:value-type="string">
            <text:p>100</text:p>
          </table:table-cell>
          <table:table-cell office:value-type="string">
            <text:p>{ "tech_thrusters_3" }</text:p>
          </table:table-cell>
          <table:table-cell office:value-type="string">
            <text:p>{ corvette corvetteNSC }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"SHIP_THRUSTER_4"</text:p>
          </table:table-cell>
          <table:table-cell office:value-type="string">
            <text:p>aux</text:p>
          </table:table-cell>
          <table:table-cell office:value-type="string">
            <text:p>"GFX_ship_part_thruster_4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20</text:p>
          </table:table-cell>
          <table:table-cell office:value-type="string">
            <text:p>"thruster_components"</text:p>
          </table:table-cell>
          <table:table-cell office:value-type="string">
            <text:p>"SHIP_THRUSTER_5"</text:p>
          </table:table-cell>
          <table:table-cell office:value-type="string">
            <text:p>{ shipclass_military }</text:p>
          </table:table-cell>
          <table:table-cell office:value-type="string">
            <text:p>24</text:p>
          </table:table-cell>
          <table:table-cell office:value-type="string">
            <text:p>0.75</text:p>
          </table:table-cell>
          <table:table-cell table:formula="of:=IF([.K43]=&quot;&quot;;&quot;&quot;;[.K43])" office:value-type="string" office:string-value="0.75">
            <text:p>0.75</text:p>
          </table:table-cell>
          <table:table-cell office:value-type="string">
            <text:p>1000</text:p>
          </table:table-cell>
          <table:table-cell office:value-type="string">
            <text:p>{ "tech_thrusters_4" }</text:p>
          </table:table-cell>
          <table:table-cell office:value-type="string">
            <text:p>{ corvette corvetteNSC }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"SHIP_THRUSTER_5"</text:p>
          </table:table-cell>
          <table:table-cell office:value-type="string">
            <text:p>aux</text:p>
          </table:table-cell>
          <table:table-cell office:value-type="string">
            <text:p>"GFX_ship_part_thruster_5"</text:p>
          </table:table-cell>
          <table:table-cell office:value-type="string">
            <text:p>1</text:p>
          </table:table-cell>
          <table:table-cell office:value-type="string">
            <text:p>-35</text:p>
          </table:table-cell>
          <table:table-cell office:value-type="string">
            <text:p>25</text:p>
          </table:table-cell>
          <table:table-cell office:value-type="string">
            <text:p>"thruster_components"</text:p>
          </table:table-cell>
          <table:table-cell/>
          <table:table-cell office:value-type="string">
            <text:p>{ shipclass_military }</text:p>
          </table:table-cell>
          <table:table-cell office:value-type="string">
            <text:p>28</text:p>
          </table:table-cell>
          <table:table-cell office:value-type="string">
            <text:p>1</text:p>
          </table:table-cell>
          <table:table-cell table:formula="of:=IF([.K44]=&quot;&quot;;&quot;&quot;;[.K44])" office:value-type="string" office:string-value="1">
            <text:p>1</text:p>
          </table:table-cell>
          <table:table-cell office:value-type="string">
            <text:p>10000</text:p>
          </table:table-cell>
          <table:table-cell office:value-type="string">
            <text:p>{ "tech_thrusters_5" }</text:p>
          </table:table-cell>
          <table:table-cell office:value-type="string">
            <text:p>{ corvette corvetteNSC }</text:p>
          </table:table-cell>
          <table:table-cell office:value-type="string">
            <text:p>yes</text:p>
          </table:table-cell>
        </table:table-row>
      </table:table>
      <table:table table:name="OccurenceNumbers" table:style-name="ta1">
        <table:table-column table:style-name="co1" table:number-columns-repeated="15" table:default-cell-style-name="Default"/>
        <table:table-row table:style-name="ro1">
          <table:table-cell office:value-type="string">
            <text:p>utility_component_template</text:p>
          </table:table-cell>
          <table:table-cell table:number-columns-repeated="14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upgrades_to</text:p>
          </table:table-cell>
          <table:table-cell office:value-type="string">
            <text:p>class_restriction</text:p>
          </table:table-cell>
          <table:table-cell office:value-type="string">
            <text:p>modifier</text:p>
          </table:table-cell>
          <table:table-cell/>
          <table:table-cell office:value-type="string">
            <text:p>ai_weight</text:p>
          </table:table-cell>
          <table:table-cell office:value-type="string">
            <text:p>prerequisites</text:p>
          </table:table-cell>
          <table:table-cell office:value-type="string">
            <text:p>size_restriction</text:p>
          </table:table-cell>
          <table:table-cell office:value-type="string">
            <text:p>hidden</text:p>
          </table:table-cell>
        </table:table-row>
        <table:table-row table:style-name="ro1">
          <table:table-cell table:number-columns-repeated="9"/>
          <table:table-cell office:value-type="string">
            <text:p>ship_evasion_add</text:p>
          </table:table-cell>
          <table:table-cell office:value-type="string">
            <text:p>ship_speed_mult</text:p>
          </table:table-cell>
          <table:table-cell office:value-type="string">
            <text:p>weigh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SCIENCE_SHIP_THRUSTER_1"</text:p>
          </table:table-cell>
          <table:table-cell table:number-columns-repeated="14"/>
        </table:table-row>
        <table:table-row table:style-name="ro1">
          <table:table-cell table:number-columns-repeated="10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 office:value-type="string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SCIENCE_SHIP_THRUSTER_2"</text:p>
          </table:table-cell>
          <table:table-cell table:number-columns-repeated="14"/>
        </table:table-row>
        <table:table-row table:style-name="ro1">
          <table:table-cell table:number-columns-repeated="10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</table:table-row>
        <table:table-row table:style-name="ro1">
          <table:table-cell table:number-columns-repeated="9"/>
          <table:table-cell table:number-columns-repeated="3"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SCIENCE_SHIP_THRUSTER_3"</text:p>
          </table:table-cell>
          <table:table-cell table:number-columns-repeated="14"/>
        </table:table-row>
        <table:table-row table:style-name="ro1">
          <table:table-cell table:number-columns-repeated="10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</table:table-row>
        <table:table-row table:style-name="ro1">
          <table:table-cell table:number-columns-repeated="9"/>
          <table:table-cell table:number-columns-repeated="3"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SCIENCE_SHIP_THRUSTER_4"</text:p>
          </table:table-cell>
          <table:table-cell table:number-columns-repeated="14"/>
        </table:table-row>
        <table:table-row table:style-name="ro1">
          <table:table-cell table:number-columns-repeated="10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</table:table-row>
        <table:table-row table:style-name="ro1">
          <table:table-cell table:number-columns-repeated="9"/>
          <table:table-cell table:number-columns-repeated="3"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SCIENCE_SHIP_THRUSTER_5"</text:p>
          </table:table-cell>
          <table:table-cell table:number-columns-repeated="14"/>
        </table:table-row>
        <table:table-row table:style-name="ro1">
          <table:table-cell table:number-columns-repeated="7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</table:table-row>
        <table:table-row table:style-name="ro1">
          <table:table-cell table:number-columns-repeated="9"/>
          <table:table-cell table:number-columns-repeated="3"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CORVETTE_THRUSTER_1"</text:p>
          </table:table-cell>
          <table:table-cell table:number-columns-repeated="14"/>
        </table:table-row>
        <table:table-row table:style-name="ro1">
          <table:table-cell table:number-columns-repeated="10" office:value-type="string">
            <text:p>1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CORVETTE_THRUSTER_2"</text:p>
          </table:table-cell>
          <table:table-cell table:number-columns-repeated="14"/>
        </table:table-row>
        <table:table-row table:style-name="ro1">
          <table:table-cell table:number-columns-repeated="10" office:value-type="string">
            <text:p>1</text:p>
          </table:table-cell>
          <table:table-cell/>
          <table:table-cell table:number-columns-repeated="3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9"/>
          <table:table-cell table:number-columns-repeated="3"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CORVETTE_THRUSTER_3"</text:p>
          </table:table-cell>
          <table:table-cell table:number-columns-repeated="14"/>
        </table:table-row>
        <table:table-row table:style-name="ro1">
          <table:table-cell table:number-columns-repeated="10" office:value-type="string">
            <text:p>1</text:p>
          </table:table-cell>
          <table:table-cell/>
          <table:table-cell table:number-columns-repeated="3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9"/>
          <table:table-cell table:number-columns-repeated="3"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CORVETTE_THRUSTER_4"</text:p>
          </table:table-cell>
          <table:table-cell table:number-columns-repeated="14"/>
        </table:table-row>
        <table:table-row table:style-name="ro1">
          <table:table-cell table:number-columns-repeated="10" office:value-type="string">
            <text:p>1</text:p>
          </table:table-cell>
          <table:table-cell/>
          <table:table-cell table:number-columns-repeated="3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9"/>
          <table:table-cell table:number-columns-repeated="3"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CORVETTE_THRUSTER_5"</text:p>
          </table:table-cell>
          <table:table-cell table:number-columns-repeated="14"/>
        </table:table-row>
        <table:table-row table:style-name="ro1">
          <table:table-cell table:number-columns-repeated="7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/>
          <table:table-cell table:number-columns-repeated="3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9"/>
          <table:table-cell table:number-columns-repeated="3"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DESTROYER_THRUSTER_1"</text:p>
          </table:table-cell>
          <table:table-cell table:number-columns-repeated="14"/>
        </table:table-row>
        <table:table-row table:style-name="ro1">
          <table:table-cell table:number-columns-repeated="10" office:value-type="string">
            <text:p>1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DESTROYER_THRUSTER_2"</text:p>
          </table:table-cell>
          <table:table-cell table:number-columns-repeated="14"/>
        </table:table-row>
        <table:table-row table:style-name="ro1">
          <table:table-cell table:number-columns-repeated="10" office:value-type="string">
            <text:p>1</text:p>
          </table:table-cell>
          <table:table-cell/>
          <table:table-cell table:number-columns-repeated="3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9"/>
          <table:table-cell table:number-columns-repeated="3"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DESTROYER_THRUSTER_3"</text:p>
          </table:table-cell>
          <table:table-cell table:number-columns-repeated="14"/>
        </table:table-row>
        <table:table-row table:style-name="ro1">
          <table:table-cell table:number-columns-repeated="10" office:value-type="string">
            <text:p>1</text:p>
          </table:table-cell>
          <table:table-cell/>
          <table:table-cell table:number-columns-repeated="3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9"/>
          <table:table-cell table:number-columns-repeated="3"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DESTROYER_THRUSTER_4"</text:p>
          </table:table-cell>
          <table:table-cell table:number-columns-repeated="14"/>
        </table:table-row>
        <table:table-row table:style-name="ro1">
          <table:table-cell table:number-columns-repeated="10" office:value-type="string">
            <text:p>1</text:p>
          </table:table-cell>
          <table:table-cell/>
          <table:table-cell table:number-columns-repeated="3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9"/>
          <table:table-cell table:number-columns-repeated="3"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DESTROYER_THRUSTER_5"</text:p>
          </table:table-cell>
          <table:table-cell table:number-columns-repeated="14"/>
        </table:table-row>
        <table:table-row table:style-name="ro1">
          <table:table-cell table:number-columns-repeated="7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/>
          <table:table-cell table:number-columns-repeated="3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9"/>
          <table:table-cell table:number-columns-repeated="3"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CRUISER_THRUSTER_1"</text:p>
          </table:table-cell>
          <table:table-cell table:number-columns-repeated="14"/>
        </table:table-row>
        <table:table-row table:style-name="ro1">
          <table:table-cell table:number-columns-repeated="10" office:value-type="string">
            <text:p>1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CRUISER_THRUSTER_2"</text:p>
          </table:table-cell>
          <table:table-cell table:number-columns-repeated="14"/>
        </table:table-row>
        <table:table-row table:style-name="ro1">
          <table:table-cell table:number-columns-repeated="10" office:value-type="string">
            <text:p>1</text:p>
          </table:table-cell>
          <table:table-cell/>
          <table:table-cell table:number-columns-repeated="3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9"/>
          <table:table-cell table:number-columns-repeated="3"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CRUISER_THRUSTER_3"</text:p>
          </table:table-cell>
          <table:table-cell table:number-columns-repeated="14"/>
        </table:table-row>
        <table:table-row table:style-name="ro1">
          <table:table-cell table:number-columns-repeated="10" office:value-type="string">
            <text:p>1</text:p>
          </table:table-cell>
          <table:table-cell/>
          <table:table-cell table:number-columns-repeated="3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9"/>
          <table:table-cell table:number-columns-repeated="3"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CRUISER_THRUSTER_4"</text:p>
          </table:table-cell>
          <table:table-cell table:number-columns-repeated="14"/>
        </table:table-row>
        <table:table-row table:style-name="ro1">
          <table:table-cell table:number-columns-repeated="10" office:value-type="string">
            <text:p>1</text:p>
          </table:table-cell>
          <table:table-cell/>
          <table:table-cell table:number-columns-repeated="3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9"/>
          <table:table-cell table:number-columns-repeated="3"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CRUISER_THRUSTER_5"</text:p>
          </table:table-cell>
          <table:table-cell table:number-columns-repeated="14"/>
        </table:table-row>
        <table:table-row table:style-name="ro1">
          <table:table-cell table:number-columns-repeated="7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/>
          <table:table-cell table:number-columns-repeated="3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9"/>
          <table:table-cell table:number-columns-repeated="3"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BATTLESHIP_THRUSTER_1"</text:p>
          </table:table-cell>
          <table:table-cell table:number-columns-repeated="14"/>
        </table:table-row>
        <table:table-row table:style-name="ro1">
          <table:table-cell table:number-columns-repeated="10" office:value-type="string">
            <text:p>1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BATTLESHIP_THRUSTER_2"</text:p>
          </table:table-cell>
          <table:table-cell table:number-columns-repeated="14"/>
        </table:table-row>
        <table:table-row table:style-name="ro1">
          <table:table-cell table:number-columns-repeated="10" office:value-type="string">
            <text:p>1</text:p>
          </table:table-cell>
          <table:table-cell/>
          <table:table-cell table:number-columns-repeated="3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9"/>
          <table:table-cell table:number-columns-repeated="3"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BATTLESHIP_THRUSTER_3"</text:p>
          </table:table-cell>
          <table:table-cell table:number-columns-repeated="14"/>
        </table:table-row>
        <table:table-row table:style-name="ro1">
          <table:table-cell table:number-columns-repeated="10" office:value-type="string">
            <text:p>1</text:p>
          </table:table-cell>
          <table:table-cell/>
          <table:table-cell table:number-columns-repeated="3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9"/>
          <table:table-cell table:number-columns-repeated="3"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BATTLESHIP_THRUSTER_4"</text:p>
          </table:table-cell>
          <table:table-cell table:number-columns-repeated="14"/>
        </table:table-row>
        <table:table-row table:style-name="ro1">
          <table:table-cell table:number-columns-repeated="10" office:value-type="string">
            <text:p>1</text:p>
          </table:table-cell>
          <table:table-cell/>
          <table:table-cell table:number-columns-repeated="3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9"/>
          <table:table-cell table:number-columns-repeated="3"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BATTLESHIP_THRUSTER_5"</text:p>
          </table:table-cell>
          <table:table-cell table:number-columns-repeated="14"/>
        </table:table-row>
        <table:table-row table:style-name="ro1">
          <table:table-cell table:number-columns-repeated="7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/>
          <table:table-cell table:number-columns-repeated="3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9"/>
          <table:table-cell table:number-columns-repeated="3"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DREADNOUGHT_THRUSTER_1"</text:p>
          </table:table-cell>
          <table:table-cell table:number-columns-repeated="14"/>
        </table:table-row>
        <table:table-row table:style-name="ro1">
          <table:table-cell table:number-columns-repeated="10" office:value-type="string">
            <text:p>1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DREADNOUGHT_THRUSTER_2"</text:p>
          </table:table-cell>
          <table:table-cell table:number-columns-repeated="14"/>
        </table:table-row>
        <table:table-row table:style-name="ro1">
          <table:table-cell table:number-columns-repeated="10" office:value-type="string">
            <text:p>1</text:p>
          </table:table-cell>
          <table:table-cell/>
          <table:table-cell table:number-columns-repeated="3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9"/>
          <table:table-cell table:number-columns-repeated="3"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DREADNOUGHT_THRUSTER_3"</text:p>
          </table:table-cell>
          <table:table-cell table:number-columns-repeated="14"/>
        </table:table-row>
        <table:table-row table:style-name="ro1">
          <table:table-cell table:number-columns-repeated="10" office:value-type="string">
            <text:p>1</text:p>
          </table:table-cell>
          <table:table-cell/>
          <table:table-cell table:number-columns-repeated="3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9"/>
          <table:table-cell table:number-columns-repeated="3"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DREADNOUGHT_THRUSTER_4"</text:p>
          </table:table-cell>
          <table:table-cell table:number-columns-repeated="14"/>
        </table:table-row>
        <table:table-row table:style-name="ro1">
          <table:table-cell table:number-columns-repeated="10" office:value-type="string">
            <text:p>1</text:p>
          </table:table-cell>
          <table:table-cell/>
          <table:table-cell table:number-columns-repeated="3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9"/>
          <table:table-cell table:number-columns-repeated="3"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DREADNOUGHT_THRUSTER_5"</text:p>
          </table:table-cell>
          <table:table-cell table:number-columns-repeated="14"/>
        </table:table-row>
        <table:table-row table:style-name="ro1">
          <table:table-cell table:number-columns-repeated="7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/>
          <table:table-cell table:number-columns-repeated="3"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table-cell table:number-columns-repeated="9"/>
          <table:table-cell table:number-columns-repeated="3"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NON_DESIGNABLE_SHIP_THRUSTER_1"</text:p>
          </table:table-cell>
          <table:table-cell table:number-columns-repeated="14"/>
        </table:table-row>
        <table:table-row table:style-name="ro1">
          <table:table-cell table:number-columns-repeated="10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 office:value-type="string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NON_DESIGNABLE_SHIP_THRUSTER_2"</text:p>
          </table:table-cell>
          <table:table-cell table:number-columns-repeated="14"/>
        </table:table-row>
        <table:table-row table:style-name="ro1">
          <table:table-cell table:number-columns-repeated="10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</table:table-row>
        <table:table-row table:style-name="ro1">
          <table:table-cell table:number-columns-repeated="9"/>
          <table:table-cell table:number-columns-repeated="3"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NON_DESIGNABLE_SHIP_THRUSTER_3"</text:p>
          </table:table-cell>
          <table:table-cell table:number-columns-repeated="14"/>
        </table:table-row>
        <table:table-row table:style-name="ro1">
          <table:table-cell table:number-columns-repeated="10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</table:table-row>
        <table:table-row table:style-name="ro1">
          <table:table-cell table:number-columns-repeated="9"/>
          <table:table-cell table:number-columns-repeated="3"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NON_DESIGNABLE_SHIP_THRUSTER_4"</text:p>
          </table:table-cell>
          <table:table-cell table:number-columns-repeated="14"/>
        </table:table-row>
        <table:table-row table:style-name="ro1">
          <table:table-cell table:number-columns-repeated="10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</table:table-row>
        <table:table-row table:style-name="ro1">
          <table:table-cell table:number-columns-repeated="9"/>
          <table:table-cell table:number-columns-repeated="3"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NON_DESIGNABLE_SHIP_THRUSTER_5"</text:p>
          </table:table-cell>
          <table:table-cell table:number-columns-repeated="14"/>
        </table:table-row>
        <table:table-row table:style-name="ro1">
          <table:table-cell table:number-columns-repeated="7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</table:table-row>
        <table:table-row table:style-name="ro1">
          <table:table-cell table:number-columns-repeated="9"/>
          <table:table-cell table:number-columns-repeated="3"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SHIP_THRUSTER_1"</text:p>
          </table:table-cell>
          <table:table-cell table:number-columns-repeated="14"/>
        </table:table-row>
        <table:table-row table:style-name="ro1">
          <table:table-cell table:number-columns-repeated="10" office:value-type="string">
            <text:p>1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SHIP_THRUSTER_2"</text:p>
          </table:table-cell>
          <table:table-cell table:number-columns-repeated="14"/>
        </table:table-row>
        <table:table-row table:style-name="ro1">
          <table:table-cell table:number-columns-repeated="10" office:value-type="string">
            <text:p>1</text:p>
          </table:table-cell>
          <table:table-cell/>
          <table:table-cell table:number-columns-repeated="4" office:value-type="string">
            <text:p>1</text:p>
          </table:table-cell>
        </table:table-row>
        <table:table-row table:style-name="ro1">
          <table:table-cell table:number-columns-repeated="9"/>
          <table:table-cell table:number-columns-repeated="3"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SHIP_THRUSTER_3"</text:p>
          </table:table-cell>
          <table:table-cell table:number-columns-repeated="14"/>
        </table:table-row>
        <table:table-row table:style-name="ro1">
          <table:table-cell table:number-columns-repeated="10" office:value-type="string">
            <text:p>1</text:p>
          </table:table-cell>
          <table:table-cell/>
          <table:table-cell table:number-columns-repeated="4" office:value-type="string">
            <text:p>1</text:p>
          </table:table-cell>
        </table:table-row>
        <table:table-row table:style-name="ro1">
          <table:table-cell table:number-columns-repeated="9"/>
          <table:table-cell table:number-columns-repeated="3"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SHIP_THRUSTER_4"</text:p>
          </table:table-cell>
          <table:table-cell table:number-columns-repeated="14"/>
        </table:table-row>
        <table:table-row table:style-name="ro1">
          <table:table-cell table:number-columns-repeated="10" office:value-type="string">
            <text:p>1</text:p>
          </table:table-cell>
          <table:table-cell/>
          <table:table-cell table:number-columns-repeated="4" office:value-type="string">
            <text:p>1</text:p>
          </table:table-cell>
        </table:table-row>
        <table:table-row table:style-name="ro1">
          <table:table-cell table:number-columns-repeated="9"/>
          <table:table-cell table:number-columns-repeated="3" office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SHIP_THRUSTER_5"</text:p>
          </table:table-cell>
          <table:table-cell table:number-columns-repeated="14"/>
        </table:table-row>
        <table:table-row table:style-name="ro1">
          <table:table-cell table:number-columns-repeated="7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/>
          <table:table-cell table:number-columns-repeated="4" office:value-type="string">
            <text:p>1</text:p>
          </table:table-cell>
        </table:table-row>
        <table:table-row table:style-name="ro1">
          <table:table-cell table:number-columns-repeated="9"/>
          <table:table-cell table:number-columns-repeated="3" office:value-type="string">
            <text:p>1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12/29/2017</text:date>, <text:time>13:22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7-12-29T13:22:08.23</dc:date>
    <dc:creator>David </dc:creator>
    <meta:editing-duration>PT2M46S</meta:editing-duration>
    <meta:editing-cycles>1</meta:editing-cycles>
    <meta:document-statistic meta:table-count="2" meta:cell-count="1336" meta:object-count="0"/>
  </office:meta>
</office:document-meta>
</file>